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653cm" svg:y1="12.879cm" svg:x2="9.092cm" svg:y2="17.04cm">
            <text:p/>
          </draw:line>
          <draw:line draw:style-name="gr2" draw:text-style-name="P1" draw:layer="layout" svg:x1="11.262cm" svg:y1="13.513cm" svg:x2="10.068cm" svg:y2="13.51cm">
            <text:p/>
          </draw:line>
          <draw:line draw:style-name="gr2" draw:text-style-name="P1" draw:layer="layout" svg:x1="11.335cm" svg:y1="15.119cm" svg:x2="10.052cm" svg:y2="13.51cm">
            <text:p/>
          </draw:line>
          <draw:line draw:style-name="gr2" draw:text-style-name="P1" draw:layer="layout" svg:x1="11.334cm" svg:y1="15.117cm" svg:x2="10.001cm" svg:y2="15.574cm">
            <text:p/>
          </draw:line>
          <draw:circle draw:style-name="gr2" draw:text-style-name="P1" draw:layer="layout" svg:width="1.602cm" svg:height="1.602cm" svg:x="8.774cm" svg:y="15.44cm" draw:kind="arc" draw:start-angle="57.77" draw:end-angle="239.18">
            <text:p/>
          </draw:circle>
          <draw:frame draw:style-name="gr3" draw:text-style-name="P3" draw:layer="layout" svg:width="1.024cm" svg:height="0.652cm" svg:x="11.573cm" svg:y="12.889cm">
            <draw:text-box>
              <text:p text:style-name="P2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21:18.822933700</meta:creation-date>
    <dc:date>2018-04-10T13:21:35.682281608</dc:date>
    <meta:editing-duration>PT17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